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1996a3" officeooo:paragraph-rsid="001996a3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a19ea" officeooo:paragraph-rsid="001a19ea" style:font-weight-asian="bold" style:font-weight-complex="bold"/>
    </style:style>
    <style:style style:name="P4" style:family="paragraph" style:parent-style-name="Standard">
      <style:text-properties fo:font-weight="bold" officeooo:paragraph-rsid="001c43a7" style:font-weight-asian="bold" style:font-weight-complex="bold"/>
    </style:style>
    <style:style style:name="P5" style:family="paragraph" style:parent-style-name="Standard">
      <style:text-properties officeooo:rsid="001a19ea"/>
    </style:style>
    <style:style style:name="P6" style:family="paragraph" style:parent-style-name="Standard">
      <style:text-properties fo:font-weight="normal" officeooo:rsid="001a19ea" officeooo:paragraph-rsid="001a19ea" style:font-weight-asian="normal" style:font-weight-complex="normal"/>
    </style:style>
    <style:style style:name="P7" style:family="paragraph" style:parent-style-name="Standard">
      <style:text-properties fo:font-weight="normal" officeooo:rsid="001bd144" officeooo:paragraph-rsid="001bd144" style:font-weight-asian="normal" style:font-weight-complex="normal"/>
    </style:style>
    <style:style style:name="P8" style:family="paragraph" style:parent-style-name="Standard">
      <style:text-properties officeooo:paragraph-rsid="001a19ea"/>
    </style:style>
    <style:style style:name="P9" style:family="paragraph" style:parent-style-name="Standard">
      <style:text-properties officeooo:paragraph-rsid="001c43a7"/>
    </style:style>
    <style:style style:name="P10" style:family="paragraph" style:parent-style-name="Standard">
      <style:text-properties officeooo:rsid="001c43a7" officeooo:paragraph-rsid="001c43a7"/>
    </style:style>
    <style:style style:name="P11" style:family="paragraph" style:parent-style-name="Table_20_Contents">
      <style:text-properties officeooo:rsid="001982bd" officeooo:paragraph-rsid="001982bd"/>
    </style:style>
    <style:style style:name="T1" style:family="text">
      <style:text-properties officeooo:rsid="001982bd"/>
    </style:style>
    <style:style style:name="T2" style:family="text">
      <style:text-properties officeooo:rsid="001996a3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c43a7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c43a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llections:</text:p>
      <text:p text:style-name="Standard"/>
      <text:p text:style-name="Standard">Collections are data structures that hold multiple values in a single variable.</text:p>
      <text:p text:style-name="Standard"/>
      <text:p text:style-name="Standard">The collection types are</text:p>
      <text:p text:style-name="Standard">1.List</text:p>
      <text:p text:style-name="Standard">2.Set </text:p>
      <text:p text:style-name="Standard">3.Map</text:p>
      <text:p text:style-name="Standard">4.Queue</text:p>
      <text:p text:style-name="Standard"/>
      <text:p text:style-name="Standard">Benefits of using Collections:</text:p>
      <text:p text:style-name="Standard"/>
      <text:p text:style-name="Standard">1.Organize data in a way that allows fast access and search (like accessing list elements by index in constant time).</text:p>
      <text:p text:style-name="Standard">2.Use optimized internal structures (arrays, hash tables) for quick insertions, deletions, and lookups.</text:p>
      <text:p text:style-name="Standard">3.Provide built-in methods that are highly optimized, saving you from writing slow manual code.</text:p>
      <text:p text:style-name="Standard">4.Manage memory smartly by resizing only when necessary, making operations like adding elements fast overall.</text:p>
      <text:p text:style-name="Standard"/>
      <text:p text:style-name="Standard">List:</text:p>
      <text:p text:style-name="Standard"><text:span text:style-name="T2">1.</text:span>A List is an ordered collection of items where each item can be accessed by its index, starting at zero.</text:p>
      <text:p text:style-name="Standard"><text:span text:style-name="T2">2.</text:span>It’s similar to arrays in other languages but with more flexibility and features.</text:p>
      <text:p text:style-name="Standard"><text:span text:style-name="T2">3.</text:span>Lists can store any data type (numbers, strings, objects).</text:p>
      <text:p text:style-name="Standard"><text:span text:style-name="T2">4.</text:span>They maintain the order of elements.</text:p>
      <text:p text:style-name="Standard"><text:span text:style-name="T2">5. We </text:span>can have duplicate elements.</text:p>
      <text:p text:style-name="Standard"/>
      <table:table table:name="Table1" table:style-name="Table1">
        <table:table-column table:style-name="Table1.A" table:number-columns-repeated="3"/>
        <table:table-row table:style-name="TableLine9389954966840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s text:c="5"/><text:span text:style-name="T1">Array</text:span></text:p>
          </table:table-cell>
          <table:table-cell table:style-name="Table1.A1" office:value-type="string">
            <text:p text:style-name="Table_20_Contents"><text:s text:c="8"/><text:span text:style-name="T1">List</text:span></text:p>
          </table:table-cell>
        </table:table-row>
        <table:table-row table:style-name="TableLine93899549668400">
          <table:table-cell table:style-name="Table1.A1" office:value-type="string">
            <text:p text:style-name="P11">Size</text:p>
          </table:table-cell>
          <table:table-cell table:style-name="Table1.A1" office:value-type="string">
            <text:p text:style-name="P11">Fixed -size</text:p>
          </table:table-cell>
          <table:table-cell table:style-name="Table1.A1" office:value-type="string">
            <text:p text:style-name="P11">Dynamic</text:p>
          </table:table-cell>
        </table:table-row>
        <table:table-row table:style-name="TableLine93899549668400">
          <table:table-cell table:style-name="Table1.A1" office:value-type="string">
            <text:p text:style-name="P11">Operations</text:p>
          </table:table-cell>
          <table:table-cell table:style-name="Table1.A1" office:value-type="string">
            <text:p text:style-name="P11">Basic operation</text:p>
          </table:table-cell>
          <table:table-cell table:style-name="Table1.A1" office:value-type="string">
            <text:p text:style-name="P11">Rich in built in function</text:p>
          </table:table-cell>
        </table:table-row>
        <table:table-row table:style-name="TableLine93899549668400">
          <table:table-cell table:style-name="Table1.A1" office:value-type="string">
            <text:p text:style-name="P11">Performance</text:p>
          </table:table-cell>
          <table:table-cell table:style-name="Table1.A1" office:value-type="string">
            <text:p text:style-name="P11">Slightly faster</text:p>
          </table:table-cell>
          <table:table-cell table:style-name="Table1.A1" office:value-type="string">
            <text:p text:style-name="P11">Slightly slower but more flexible</text:p>
          </table:table-cell>
        </table:table-row>
        <table:table-row table:style-name="TableLine93899549668400">
          <table:table-cell table:style-name="Table1.A1" office:value-type="string">
            <text:p text:style-name="P11">Used in Dart</text:p>
          </table:table-cell>
          <table:table-cell table:style-name="Table1.A1" office:value-type="string">
            <text:p text:style-name="Table_20_Contents">Dart has no separate array type.</text:p>
          </table:table-cell>
          <table:table-cell table:style-name="Table1.A1" office:value-type="string">
            <text:p text:style-name="P11">Used for array-like operations </text:p>
          </table:table-cell>
        </table:table-row>
      </table:table>
      <text:p text:style-name="Standard"/>
      <text:p text:style-name="Standard"/>
      <text:p text:style-name="P2">Data types in list:</text:p>
      <text:p text:style-name="Standard"/>
      <text:p text:style-name="Standard">1. Typed Lists :</text:p>
      <text:p text:style-name="Standard"/>
      <text:p text:style-name="P8">If you declare a list with a specific type, then all elements must be of that type.</text:p>
      <text:p text:style-name="Standard"/>
      <text:p text:style-name="Standard">List&lt;int&gt; numbers = [1, 2, 3]; <text:s text:c="2"/></text:p>
      <text:p text:style-name="Standard"/>
      <text:p text:style-name="Standard"><text:span text:style-name="T1">Advantage: </text:span>This helps with type safety and prevents bugs.</text:p>
      <text:p text:style-name="Standard"/>
      <text:p text:style-name="Standard"/>
      <text:p text:style-name="Standard">2. Untyped or Dynamic Lists:</text:p>
      <text:p text:style-name="Standard"/>
      <text:p text:style-name="Standard">If you declare a list without specifying a type then the list can hold mixed data types:</text:p>
      <text:p text:style-name="Standard"/>
      <text:p text:style-name="P1">The var and dynamic can be used to acheive the mixed-dataType</text:p>
      <text:p text:style-name="Standard"/>
      <text:p text:style-name="Standard">var mixedList = [1, 'hello', true];</text:p>
      <text:p text:style-name="Standard"><text:soft-page-break/>print(mixedList); </text:p>
      <text:p text:style-name="Standard"/>
      <text:p text:style-name="Standard"><text:span text:style-name="T1">Advantage: </text:span>This gives flexibility but <text:span text:style-name="T1">safety cannot be acheived.</text:span></text:p>
      <text:p text:style-name="P5"/>
      <text:p text:style-name="P3">Types of List:</text:p>
      <text:p text:style-name="P3"/>
      <text:p text:style-name="P3">1) Fixed-length List:</text:p>
      <text:p text:style-name="P3"><text:span text:style-name="T3"/></text:p>
      <text:p text:style-name="P6">Length is set at creation and cannot grow or shrink.</text:p>
      <text:p text:style-name="P6"/>
      <text:p text:style-name="P6">Elements can be changed after creation.</text:p>
      <text:p text:style-name="P6"/>
      <text:p text:style-name="P6">Created using List.filled() or List.generate().</text:p>
      <text:p text:style-name="P6"/>
      <text:p text:style-name="P7"><text:span text:style-name="T5">Eg: </text:span>List&lt;int&gt; list=List.filled(5,7);</text:p>
      <text:p text:style-name="P7"><text:s text:c="2"/>print(list);</text:p>
      <text:p text:style-name="P7"/>
      <text:p text:style-name="P7"><text:s/>List&lt;int&gt; list1=List.generate(5,(index) =&gt;0);</text:p>
      <text:p text:style-name="P7"><text:s text:c="2"/>print(list1);</text:p>
      <text:p text:style-name="P7"/>
      <text:p text:style-name="P4"><text:span text:style-name="T6">2)Growable List:</text:span></text:p>
      <text:p text:style-name="P4"/>
      <text:p text:style-name="P9"><text:span text:style-name="T3">A </text:span><text:span text:style-name="Strong_20_Emphasis"><text:span text:style-name="T3">growable list</text:span></text:span><text:span text:style-name="T3"> in Dart is a list whose </text:span><text:span text:style-name="Strong_20_Emphasis"><text:span text:style-name="T3">size can change at runtime.</text:span></text:span></text:p>
      <text:p text:style-name="P9"><text:span text:style-name="Strong_20_Emphasis"/></text:p>
      <text:p text:style-name="P9">Can change length dynamically by adding or removing elements.</text:p>
      <text:p text:style-name="P9"/>
      <text:p text:style-name="P9">Created with list literals [] or by calling List() with no length parameter.</text:p>
      <text:p text:style-name="P9"/>
      <text:p text:style-name="P10">Eg: List literals: <text:s text:c="2"/></text:p>
      <text:p text:style-name="P10"/>
      <text:p text:style-name="P10"><text:s text:c="2"/>List&lt;int&gt; list=[];</text:p>
      <text:p text:style-name="P10"><text:s text:c="2"/>list.add(10);</text:p>
      <text:p text:style-name="P10"><text:s text:c="2"/>list.add(20);</text:p>
      <text:p text:style-name="P10"><text:s text:c="2"/>print (list);</text:p>
      <text:p text:style-name="P10"/>
      <text:p text:style-name="P10">Calling by List():</text:p>
      <text:p text:style-name="P10"/>
      <text:p text:style-name="P10"><text:s text:c="2"/>List&lt;int&gt; list=&lt;int&gt;[];</text:p>
      <text:p text:style-name="P10"><text:s text:c="2"/>list.add(10);</text:p>
      <text:p text:style-name="P10"><text:s text:c="2"/>list.add(20);</text:p>
      <text:p text:style-name="P10"><text:s text:c="2"/>print (list);</text:p>
      <text:p text:style-name="P9"/>
      <text:p text:style-name="P9"/>
      <text:p text:style-name="P6"/>
      <text:p text:style-name="P3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26T16:04:16.225772298</meta:creation-date>
    <dc:date>2025-05-26T17:04:59.904453656</dc:date>
    <meta:editing-duration>PT40M22S</meta:editing-duration>
    <meta:editing-cycles>4</meta:editing-cycles>
    <meta:generator>LibreOffice/6.4.7.2$Linux_X86_64 LibreOffice_project/40$Build-2</meta:generator>
    <meta:document-statistic meta:table-count="1" meta:image-count="0" meta:object-count="0" meta:page-count="2" meta:paragraph-count="66" meta:word-count="357" meta:character-count="2327" meta:non-whitespace-character-count="1993"/>
  </office:meta>
</office:document-meta>
</file>